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04B0000012C8067281A.pn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_5f_template-subtitle">
      <style:graphic-properties draw:fill-color="#ffffff" draw:auto-grow-height="true" fo:min-height="15.39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5.393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title">
      <style:graphic-properties draw:fill-color="#ffffff" fo:min-height="1.659cm"/>
    </style:style>
    <style:style style:name="pr7" style:family="presentation" style:parent-style-name="presentation_5f_template-outline1">
      <style:graphic-properties draw:fill-color="#ffffff" fo:min-height="15.1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5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tyle="italic"/>
    </style:style>
    <style:style style:name="P7" style:family="paragraph">
      <style:text-properties fo:font-style="italic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44pt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style:style style:name="T4" style:family="text">
      <style:text-properties fo:font-family="'Nimbus Mono L'" style:font-style-name="Regular" style:font-family-generic="modern" style:font-pitch="fixed" fo:font-size="20pt" style:font-size-asian="28pt" style:font-size-complex="28pt"/>
    </style:style>
    <style:style style:name="T5" style:family="text">
      <style:text-properties fo:font-family="'Nimbus Mono L'" style:font-style-name="Regular" style:font-family-generic="modern" style:font-pitch="fixed" fo:font-size="20pt" style:font-size-asian="28pt" style:font-size-complex="28pt"/>
    </style:style>
    <style:style style:name="T6" style:family="text">
      <style:text-properties style:text-position="super 58%"/>
    </style:style>
    <style:style style:name="T7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</office:automatic-styles>
  <office:body>
    <office:presentation>
      <presentation:footer-decl presentation:name="ftr1">Presentation title</presentation:footer-decl>
      <draw:page draw:name="Title" draw:style-name="dp1" draw:master-page-name="presentation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624cm" svg:height="15.393cm" svg:x="3.779cm" svg:y="3.78cm" presentation:class="subtitle">
          <draw:text-box>
            <text:p text:style-name="P1"><text:span text:style-name="T1">Modular Building</text:span></text:p>
            <text:p text:style-name="P1">splitting the build</text:p>
          </draw:text-box>
        </draw:frame>
        <presentation:notes draw:style-name="dp2">
          <draw:page-thumbnail draw:style-name="gr1" draw:layer="layout" svg:width="13.715cm" svg:height="2.957cm" svg:x="3.641cm" svg:y="5.246cm" draw:page-number="1" presentation:class="page"/>
          <draw:frame presentation:style-name="pr2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1.91cm" svg:x="0.418cm" svg:y="0.26cm" presentation:class="title">
          <draw:text-box>
            <text:p text:style-name="P3">Agenda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Why ?</text:p>
              </text:list-item>
            </text:list>
            <text:list text:style-name="L3">
              <text:list-item>
                <text:p text:style-name="P4">Similar Projects</text:p>
              </text:list-item>
            </text:list>
            <text:list text:style-name="L3">
              <text:list-item>
                <text:p text:style-name="P4">Proposal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Why?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Output rpms can be independently updated</text:p>
              </text:list-item>
            </text:list>
            <text:list text:style-name="L3">
              <text:list-item>
                <text:list>
                  <text:list-item>
                    <text:p text:style-name="P5">Smaller updates for end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ess to build, faster to create updates</text:p>
                  </text:list-item>
                </text:list>
              </text:list-item>
            </text:list>
            <text:list text:style-name="L3">
              <text:list-item>
                <text:p text:style-name="P4">Easier to get involved in development</text:p>
              </text:list-item>
            </text:list>
            <text:list text:style-name="L3">
              <text:list-item>
                <text:list>
                  <text:list-item>
                    <text:p text:style-name="P5">Working on smaller self-contained modules is much less intimidat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t necessary to build and install the entire tree just to work on one small part of it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.g. With new <text:span text:style-name="T2">Modular X</text:span> fixing memleak in libXcursor was a trivial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3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4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1.91cm" svg:x="0.418cm" svg:y="0.259cm" presentation:class="title" presentation:user-transformed="true">
          <draw:text-box>
            <text:p text:style-name="P3">Similar Projects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X.org “Modular X”</text:p>
              </text:list-item>
            </text:list>
            <text:list text:style-name="L3">
              <text:list-item>
                <text:list>
                  <text:list-item>
                    <text:p text:style-name="P5">Fine-grained split into approx 100!(?) independently buildable packages</text:p>
                  </text:list-item>
                </text:list>
              </text:list-item>
            </text:list>
            <text:list text:style-name="L3">
              <text:list-item>
                <text:p text:style-name="P4">Mozilla</text:p>
              </text:list-item>
            </text:list>
            <text:list text:style-name="L3">
              <text:list-item>
                <text:list>
                  <text:list-item>
                    <text:p text:style-name="P5">Standalone nss &amp; nspr which can be built outside the mozilla full build</text:p>
                  </text:list-item>
                </text:list>
              </text:list-item>
            </text:list>
            <text:list text:style-name="L3">
              <text:list-item>
                <text:p text:style-name="P4">gcj</text:p>
              </text:list-item>
            </text:list>
            <text:list text:style-name="L3">
              <text:list-item>
                <text:list>
                  <text:list-item>
                    <text:p text:style-name="P5">Desires to be buildable outside the gcc tree to be independently updated outside the gcc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4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Target Scenario</text:p>
          </draw:text-box>
        </draw:frame>
        <draw:frame presentation:style-name="pr7" draw:text-style-name="P7" draw:layer="layout" svg:width="23.624cm" svg:height="15.142cm" svg:x="3.779cm" svg:y="3.78cm" presentation:class="outline">
          <draw:text-box>
            <text:list text:style-name="L3">
              <text:list-item>
                <text:p text:style-name="P6"><text:span text:style-name="T2">Modular X</text:span><text:span text:style-name="T3"> an ideal goal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otential developer sees typo in writer men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Grabs openoffice.org-sw source pack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ees it requires openoffice-foo-devel, openoffice.org-baz-devel etc. to bui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installs those packages instead of building all sw depend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Builds sw nice and fast, sw links against -devel libs. Fixes typ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Gets hooked, fixes redlining and adds grammar che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5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6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Initial proposal</text:p>
          </draw:text-box>
        </draw:frame>
        <draw:frame presentation:style-name="pr7" draw:layer="layout" svg:width="23.624cm" svg:height="15.47cm" svg:x="3.779cm" svg:y="3.78cm" presentation:class="outline" presentation:user-transformed="true">
          <draw:text-box>
            <text:list text:style-name="L3">
              <text:list-item>
                <text:p text:style-name="P4">e.g. Mozilla “standalone” nss</text:p>
              </text:list-item>
            </text:list>
            <text:list text:style-name="L3">
              <text:list-item>
                <text:p text:style-name="P4">Uno Runtime Environment</text:p>
              </text:list-item>
            </text:list>
            <text:list text:style-name="L3">
              <text:list-item>
                <text:list>
                  <text:list-item>
                    <text:p text:style-name="P5">We already package a -ure rp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rised of various base UDK libaries, e.g. s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ur stable foundation, versioned libs, public api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deal candidate selection</text:p>
                  </text:list-item>
                </text:list>
              </text:list-item>
            </text:list>
            <text:list text:style-name="L3">
              <text:list-item>
                <text:p text:style-name="P4">Buildable -URE</text:p>
              </text:list-item>
            </text:list>
            <text:list text:style-name="L3">
              <text:list-item>
                <text:p text:style-name="P4">Buildable -core against -URE</text:p>
              </text:list-item>
            </text:list>
            <text:list text:style-name="L3">
              <text:list-item>
                <text:p text:style-name="P4">openoffice.org rpms Require -ure rpm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6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7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8.396cm" svg:height="1.813cm" svg:x="0.418cm" svg:y="0.308cm" presentation:class="title" presentation:user-transformed="true">
          <draw:text-box>
            <text:p text:style-name="P3">URE requirements</text:p>
          </draw:text-box>
        </draw:frame>
        <draw:frame presentation:style-name="pr7" draw:layer="layout" svg:width="23.624cm" svg:height="16.885cm" svg:x="3.779cm" svg:y="3.78cm" presentation:class="outline" presentation:user-transformed="true">
          <draw:text-box>
            <text:list text:style-name="L3">
              <text:list-item>
                <text:p text:style-name="P4">Modules required to build -ure</text:p>
              </text:list-item>
            </text:list>
            <text:list text:style-name="L3">
              <text:list-item>
                <text:list>
                  <text:list-item>
                    <text:p text:style-name="P5">common bootstrapping &amp; packaging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onfig_office <text:s/>dmake <text:s/>solenv <text:s/>scp2 <text:s/>instsetoo_na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re output and build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bridges <text:s text:c="7"/>cli_ure <text:s text:c="3"/>codemaker <text:s/>cpp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ppuhelper <text:s text:c="4"/>cpputools <text:s/>idlc <text:s text:c="6"/>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javaunohelper <text:s/>jurt <text:s text:c="6"/>jvmaccess <text:s/>jvmfw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offapi <text:s text:c="8"/>offuh <text:s text:c="5"/>rdbmaker <text:s text:c="2"/>regist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remotebridges <text:s/>ridljar <text:s text:c="3"/>sal <text:s text:c="7"/>salhel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soltools <text:s text:c="6"/>stlport <text:s text:c="3"/>stoc <text:s text:c="6"/>st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udkapi <text:s text:c="8"/>xml2cmp <text:s text:c="3"/>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7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8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9.22cm" svg:height="1.813cm" svg:x="0.418cm" svg:y="0.308cm" presentation:class="title" presentation:user-transformed="true">
          <draw:text-box>
            <text:p text:style-name="P3">CORE requirements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Modules required to build everything else</text:p>
              </text:list-item>
            </text:list>
            <text:list text:style-name="L3">
              <text:list-item>
                <text:list>
                  <text:list-item>
                    <text:p text:style-name="P5">common bootstrapping &amp; packaging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config_office <text:s/>dmake <text:s/>solenv <text:s/>scp2 <text:s/>instsetoo_na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maining modules not in ure</text:p>
                  </text:list-item>
                </text:list>
              </text:list-item>
            </text:list>
            <text:list text:style-name="L3">
              <text:list-item>
                <text:p text:style-name="P4">Build against ure and ure “devel” output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8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9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URE/URE-devel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Deliverables from URE clearly need to be provided to core</text:p>
              </text:list-item>
            </text:list>
            <text:list text:style-name="L3">
              <text:list-item>
                <text:p text:style-name="P4">Package headers, idl files, .rdb files and xml2cmp etc.</text:p>
              </text:list-item>
            </text:list>
            <text:list text:style-name="L3">
              <text:list-item>
                <text:list>
                  <text:list-item>
                    <text:p text:style-name="P5">These are our public headers, so no panic about 3<text:span text:style-name="T6">rd</text:span> parties getting the idea of depending on internal ap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ossibly add a pkg-config.pc</text:p>
                  </text:list-item>
                </text:list>
              </text:list-item>
            </text:list>
            <text:list text:style-name="L3">
              <text:list-item>
                <text:p text:style-name="P4">Typically bundled up into an ure-devel package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9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0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CORE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Add support for a separate URE </text:p>
              </text:list-item>
            </text:list>
            <text:list text:style-name="L3">
              <text:list-item>
                <text:list>
                  <text:list-item>
                    <text:p text:style-name="P5">config_office option for 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kgconfig handy to find ure bin, include, rdb d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dd ure-devel bin dir, include dir etc to search pat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0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1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Gotchas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Some differences between ure and core varients</text:p>
              </text:list-item>
            </text:list>
            <text:list text:style-name="L3">
              <text:list-item>
                <text:list>
                  <text:list-item>
                    <text:p text:style-name="P5">some config files (e.g. jvmfwkr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In particular some of the “ure” modules create two config files, one for ure and one for co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Currently package them in ure/ure-devel anywa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Ideally clean up separ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brary lo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Program for core, lib for u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Unify, or lin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Some search mechanisms work on lib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1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2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Bottom Line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A “system-ure” is workable at the moment</text:p>
              </text:list-item>
            </text:list>
            <text:list text:style-name="L3">
              <text:list-item>
                <text:list>
                  <text:list-item>
                    <text:p text:style-name="P5">Possible Fedora Core 7</text:p>
                  </text:list-item>
                </text:list>
              </text:list-item>
            </text:list>
            <text:list text:style-name="L3">
              <text:list-item>
                <text:p text:style-name="P4">Much easier if agreed that such a thing is desirable upstream</text:p>
              </text:list-item>
            </text:list>
            <text:list text:style-name="L3">
              <text:list-item>
                <text:p text:style-name="P4">If so</text:p>
              </text:list-item>
            </text:list>
            <text:list text:style-name="L3">
              <text:list-item>
                <text:list>
                  <text:list-item>
                    <text:p text:style-name="P5">Get normal rpms requiring the ure rp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nify or fully separate config (unorc/jvmfwr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nable building &amp; packaging ure on it’s ow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nable building core against a system 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2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3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6" draw:layer="layout" svg:width="16.281cm" svg:height="1.813cm" svg:x="0.418cm" svg:y="0.308cm" presentation:class="title">
          <draw:text-box>
            <text:p text:style-name="P3">References</text:p>
          </draw:text-box>
        </draw:frame>
        <draw:frame presentation:style-name="pr7" draw:layer="layout" svg:width="23.624cm" svg:height="15.142cm" svg:x="3.779cm" svg:y="3.78cm" presentation:class="outline">
          <draw:text-box>
            <text:list text:style-name="L3">
              <text:list-item>
                <text:p text:style-name="P4">Other applications</text:p>
              </text:list-item>
            </text:list>
            <text:list text:style-name="L3">
              <text:list-item>
                <text:list>
                  <text:list-item>
                    <text:p text:style-name="P5"><text:a xlink:href="http://wiki.x.org/wiki/ModularizationProposal">http://wiki.x.org/wiki/ModularizationProposal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7"><text:a xlink:href="http://www.mozilla.org/projects/security/pki/nss/buildnss_32.html">http://www.mozilla.org/projects/security/pki/nss/buildnss_32.html</text:a></text:span></text:p>
                  </text:list-item>
                </text:list>
              </text:list-item>
            </text:list>
            <text:list text:style-name="L3">
              <text:list-item>
                <text:p text:style-name="P4">Sample implementation</text:p>
              </text:list-item>
            </text:list>
            <text:list text:style-name="L3">
              <text:list-item>
                <text:list>
                  <text:list-item>
                    <text:p text:style-name="P5"><text:a xlink:href="http://people.redhat.com/caolanm/systemure">http://people.redhat.com/caolanm/systemure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ample .spec for creating modified ure/ure-d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atch to use system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atch to use .exe location, not .lib location for jvmfwk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3" presentation:class="page"/>
          <draw:frame presentation:style-name="pr5" draw:layer="layout" svg:width="14.515cm" svg:height="11.162cm" svg:x="3.249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en" style:country-asian="IE" style:font-family-complex="Lucidasans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44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TitreChapitre">
      <style:graphic-properties draw:auto-grow-height="true" draw:auto-grow-width="false" fo:max-height="0cm" fo:min-height="0.7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-title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.5cm" fo:margin-right="0cm" fo:text-indent="0cm"/>
    </style:style>
    <style:style style:name="P17" style:family="paragraph">
      <style:paragraph-properties fo:margin-left="0.5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office:forms form:automatic-focus="false" form:apply-design-mode="false"/>
      <draw:frame draw:style-name="gr3" draw:text-style-name="P3" draw:layer="backgroundobjects" svg:width="3.779cm" svg:height="21cm" svg:x="0cm" svg:y="-0.001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5.87cm" svg:height="1.074cm" svg:x="22.13cm" svg:y="19.345cm">
        <draw:text-box>
          <text:p text:style-name="P5"><text:span text:style-name="T2"><text:page-number>&lt;number&gt;</text:page-number></text:span><text:span text:style-name="T2"> Of 13</text:span></text:p>
        </draw:text-box>
      </draw:frame>
      <draw:frame draw:style-name="gr5" draw:text-style-name="P17" draw:layer="backgroundobjects" svg:width="14.004cm" svg:height="1.031cm" svg:x="3.779cm" svg:y="19.345cm">
        <draw:text-box>
          <text:p text:style-name="P16"><text:span text:style-name="T2">Modular Building</text:span></text:p>
        </draw:text-box>
      </draw:frame>
      <draw:frame draw:style-name="gr6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5"/>
        </draw:image>
      </draw:frame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9066</meta:generator>
    <meta:initial-creator>Caolan McNamara</meta:initial-creator>
    <meta:creation-date>2006-09-08T18:48:09</meta:creation-date>
    <dc:creator>Caolan McNamara</dc:creator>
    <dc:date>2006-09-08T20:28:56</dc:date>
    <dc:language>en-GB</dc:language>
    <meta:editing-cycles>23</meta:editing-cycles>
    <meta:editing-duration>PT1H40M54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